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ad4aa" draw:textarea-horizontal-align="justify" draw:textarea-vertical-align="middle" draw:auto-grow-height="false" fo:min-height="0.824cm" fo:min-width="2.184cm" draw:shadow="hidden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30ba78" draw:textarea-horizontal-align="justify" draw:textarea-vertical-align="middle" draw:auto-grow-height="false" fo:min-height="0.824cm" fo:min-width="2.184cm" draw:shadow="hidden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90ebcd" draw:textarea-horizontal-align="justify" draw:textarea-vertical-align="middle" draw:auto-grow-height="false" fo:min-height="0.824cm" fo:min-width="2.184cm" draw:shadow="hidden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90ebcd" draw:textarea-horizontal-align="justify" draw:textarea-vertical-align="middle" draw:auto-grow-height="false" fo:min-height="0.824cm" fo:min-width="2.174cm" draw:shadow="hidden" draw:shadow-color="#b2b2b2"/>
      <style:paragraph-properties style:writing-mode="lr-tb"/>
    </style:style>
    <style:style style:name="gr7" style:family="graphic" style:parent-style-name="standard">
      <style:graphic-properties svg:stroke-color="#000000" draw:fill-color="#30ba78" draw:textarea-horizontal-align="justify" draw:textarea-vertical-align="middle" draw:auto-grow-height="false" fo:min-height="0.824cm" fo:min-width="2.184cm" draw:shadow="hidden" draw:shadow-offset-x="0.212cm" draw:shadow-offset-y="0.212cm" draw:shadow-color="#b2b2b2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c322c" draw:textarea-horizontal-align="justify" draw:textarea-vertical-align="middle" draw:auto-grow-height="false" fo:min-height="0.824cm" fo:min-width="2.174cm" draw:shadow="hidden" draw:shadow-color="#808080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7.91cm" svg:y="0.05cm">
          <text:p text:style-name="P1"><text:span text:style-name="T1">Leap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71cm" svg:y1="0.645cm" svg:x2="15.72cm" svg:y2="0.645cm" draw:start-shape="id1" draw:start-glue-point="1" draw:end-shape="id2" draw:end-glue-point="3" svg:d="M10710 645h5010" svg:viewBox="0 0 5011 1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ES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S 12 </text:span><text:span text:style-name="T1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4.35cm">
          <text:p text:style-name="P1"><text:span text:style-name="T1">SLES 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S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2.79cm" svg:height="1.19cm" svg:x="15.72cm" svg:y="4.35cm">
          <text:p text:style-name="P1"><text:span text:style-name="T1">SLES 11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19cm" svg:x="11.813cm" svg:y="2.2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4.945cm" svg:x2="15.72cm" svg:y2="4.945cm" draw:start-shape="id6" draw:start-glue-point="1" draw:end-shape="id7" draw:end-glue-point="3" svg:d="M14610 4945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9" xml:id="id10" draw:id="id10" draw:layer="layout" svg:width="2.79cm" svg:height="1.19cm" svg:x="19.63cm" svg:y="0.05cm">
          <text:p text:style-name="P7"><text:span text:style-name="T2">SLES 15 </text:span><text:span text:style-name="T2">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12" draw:layer="layout" svg:width="5.4cm" svg:height="0.924cm" svg:x="1.8cm" svg:y="4.051cm">
          <draw:text-box>
            <text:p text:style-name="P11"><text:span text:style-name="T3">Only Offline 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13" draw:layer="layout" svg:width="6.5cm" svg:height="0.924cm" svg:x="1.8cm" svg:y="4.876cm">
          <draw:text-box>
            <text:p text:style-name="P11"><text:span text:style-name="T3">Online or Offline Upgrade</text:span></text:p>
          </draw:text-box>
        </draw:frame>
        <draw:custom-shape draw:style-name="gr7" draw:text-style-name="P8" xml:id="id12" draw:id="id12" draw:layer="layout" svg:width="2.8cm" svg:height="1.19cm" svg:x="19.63cm" svg:y="2.2cm">
          <text:p text:style-name="P7"><text:span text:style-name="T2">SLES 12 </text:span><text:span text:style-name="T2">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613cm" svg:y1="2.795cm" svg:x2="15.72cm" svg:y2="2.795cm" draw:start-shape="id8" draw:start-glue-point="1" draw:end-shape="id9" draw:end-glue-point="3" svg:d="M14613 2795h1107" svg:viewBox="0 0 1108 1">
          <text:p/>
        </draw:connector>
        <draw:connector draw:style-name="gr11" draw:text-style-name="P3" draw:layer="layout" draw:type="curve" svg:x1="13.213cm" svg:y1="2.2cm" svg:x2="15.72cm" svg:y2="0.645cm" draw:start-shape="id8" draw:start-glue-point="0" draw:end-shape="id2" draw:end-glue-point="3" svg:d="M13213 2200c0-1037 835-1555 2507-1555" svg:viewBox="0 0 2508 1556">
          <text:p/>
        </draw:connector>
        <draw:custom-shape draw:style-name="gr10" draw:text-style-name="P15" xml:id="id11" draw:id="id11" draw:layer="layout" svg:width="2.79cm" svg:height="1.19cm" svg:x="23.55cm" svg:y="0.05cm">
          <text:p text:style-name="P14"><text:span text:style-name="T4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0" draw:start-glue-point="1" draw:end-shape="id11" draw:end-glue-point="3" svg:d="M22420 645h1130" svg:viewBox="0 0 1131 1">
          <text:p/>
        </draw:connector>
        <draw:connector draw:style-name="gr11" draw:text-style-name="P3" draw:layer="layout" draw:type="curve" svg:x1="22.43cm" svg:y1="2.795cm" svg:x2="24.945cm" svg:y2="1.24cm" draw:start-shape="id12" draw:start-glue-point="1" draw:end-shape="id11" draw:end-glue-point="2" svg:d="M22430 2795c1677 0 2515-518 2515-1555" svg:viewBox="0 0 2516 1556">
          <text:p/>
        </draw:connector>
        <draw:connector draw:style-name="gr11" draw:text-style-name="P3" draw:layer="layout" draw:type="curve" svg:x1="18.51cm" svg:y1="4.945cm" svg:x2="24.945cm" svg:y2="1.24cm" draw:start-shape="id7" draw:start-glue-point="1" draw:end-shape="id11" draw:end-glue-point="2" svg:d="M18510 4945c4290 0 6435-1235 6435-3705" svg:viewBox="0 0 6436 3706">
          <text:p/>
        </draw:connector>
        <draw:custom-shape draw:style-name="gr10" draw:text-style-name="P9" xml:id="id2" draw:id="id2" draw:layer="layout" svg:width="2.79cm" svg:height="1.19cm" svg:x="15.72cm" svg:y="0.05cm">
          <text:p text:style-name="P7"><text:span text:style-name="T2">SLES 15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9" draw:id="id9" draw:layer="layout" svg:width="2.8cm" svg:height="1.19cm" svg:x="15.72cm" svg:y="2.2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51cm" svg:y1="0.645cm" svg:x2="19.63cm" svg:y2="0.645cm" draw:start-shape="id2" draw:start-glue-point="1" draw:end-shape="id10" svg:d="M18510 645h1120" svg:viewBox="0 0 1121 1">
          <text:p/>
        </draw:connector>
        <draw:connector draw:style-name="gr11" draw:text-style-name="P3" draw:layer="layout" draw:type="curve" svg:x1="18.51cm" svg:y1="4.945cm" svg:x2="19.63cm" svg:y2="0.645cm" draw:start-shape="id7" draw:start-glue-point="1" draw:end-shape="id10" draw:end-glue-point="3" svg:d="M18510 4945c841 0 282-4300 1120-4300" svg:viewBox="0 0 1121 4301">
          <text:p/>
        </draw:connector>
        <draw:connector draw:style-name="gr9" draw:text-style-name="P6" draw:layer="layout" draw:type="curve" svg:x1="18.52cm" svg:y1="2.795cm" svg:x2="19.63cm" svg:y2="2.795cm" draw:start-shape="id9" draw:start-glue-point="1" draw:end-shape="id12" draw:end-glue-point="3" svg:d="M18520 2795h1110" svg:viewBox="0 0 1111 1">
          <text:p/>
        </draw:connector>
        <draw:connector draw:style-name="gr11" draw:text-style-name="P3" draw:layer="layout" draw:type="curve" draw:line-skew="-0.129cm 0cm -0.225cm" svg:x1="13.213cm" svg:y1="2.2cm" svg:x2="21.025cm" svg:y2="1.24cm" draw:start-shape="id8" draw:start-glue-point="0" draw:end-shape="id10" draw:end-glue-point="2" svg:d="M13213 2200c0-945 3909-629 3909-656 0-26 3903 111 3903-304" svg:viewBox="0 0 7813 961">
          <text:p/>
        </draw:connector>
        <draw:connector draw:style-name="gr11" draw:text-style-name="P3" draw:layer="layout" draw:type="curve" draw:line-skew="0.252cm" svg:x1="17.12cm" svg:y1="2.2cm" svg:x2="21.018cm" svg:y2="1.247cm" draw:start-shape="id9" draw:start-glue-point="0" svg:d="M17120 2200c0-712 3898-236 3898-953" svg:viewBox="0 0 3899 954">
          <text:p/>
        </draw:connector>
      </draw:page>
      <draw:page draw:name="SLED" draw:style-name="dp1" draw:master-page-name="Standard">
        <draw:custom-shape draw:style-name="gr3" draw:text-style-name="P4" xml:id="id13" draw:id="id13" draw:layer="layout" svg:width="2.8cm" svg:height="1.19cm" svg:x="0.1cm" svg:y="2.2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2.8cm" svg:height="1.19cm" svg:x="4.004cm" svg:y="2.2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13" draw:start-glue-point="1" draw:end-shape="id14" draw:end-glue-point="3" svg:d="M2900 2795h1104" svg:viewBox="0 0 1105 1">
          <text:p/>
        </draw:connector>
        <draw:custom-shape draw:style-name="gr3" draw:text-style-name="P4" xml:id="id15" draw:id="id15" draw:layer="layout" svg:width="2.8cm" svg:height="1.19cm" svg:x="7.909cm" svg:y="2.2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6" draw:id="id16" draw:layer="layout" svg:width="2.8cm" svg:height="1.19cm" svg:x="11.813cm" svg:y="2.2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14" draw:start-glue-point="1" draw:end-shape="id15" draw:end-glue-point="3" svg:d="M6804 2795h1105" svg:viewBox="0 0 1106 1">
          <text:p/>
        </draw:connector>
        <draw:connector draw:style-name="gr9" draw:text-style-name="P6" draw:layer="layout" draw:type="curve" svg:x1="10.709cm" svg:y1="2.795cm" svg:x2="11.813cm" svg:y2="2.795cm" draw:start-shape="id15" draw:start-glue-point="1" draw:end-shape="id16" draw:end-glue-point="3" svg:d="M10709 2795h1104" svg:viewBox="0 0 1105 1">
          <text:p/>
        </draw:connector>
        <draw:custom-shape draw:style-name="gr10" draw:text-style-name="P9" xml:id="id18" draw:id="id18" draw:layer="layout" svg:width="2.79cm" svg:height="1.19cm" svg:x="15.72cm" svg:y="0.05cm">
          <text:p text:style-name="P7"><text:span text:style-name="T2">SLED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12" draw:layer="layout" svg:width="5.4cm" svg:height="0.924cm" svg:x="1.8cm" svg:y="4.051cm">
          <draw:text-box>
            <text:p text:style-name="P11"><text:span text:style-name="T3">Only Offline 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13" draw:layer="layout" svg:width="6.5cm" svg:height="0.924cm" svg:x="1.8cm" svg:y="4.876cm">
          <draw:text-box>
            <text:p text:style-name="P11"><text:span text:style-name="T3">Online or Offline Upgrade</text:span></text:p>
          </draw:text-box>
        </draw:frame>
        <draw:custom-shape draw:style-name="gr7" draw:text-style-name="P8" xml:id="id17" draw:id="id17" draw:layer="layout" svg:width="2.8cm" svg:height="1.19cm" svg:x="15.718cm" svg:y="2.2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7.115cm" svg:y2="1.24cm" draw:start-shape="id17" draw:start-glue-point="0" draw:end-shape="id18" draw:end-glue-point="2" svg:d="M17118 2200c0-718-3-239-3-960" svg:viewBox="0 0 4 961">
          <text:p/>
        </draw:connector>
        <draw:connector draw:style-name="gr9" draw:text-style-name="P6" draw:layer="layout" draw:type="curve" svg:x1="14.613cm" svg:y1="2.795cm" svg:x2="15.718cm" svg:y2="2.795cm" draw:start-shape="id16" draw:start-glue-point="1" draw:end-shape="id17" draw:end-glue-point="3" svg:d="M14613 2795h1105" svg:viewBox="0 0 1106 1">
          <text:p/>
        </draw:connector>
        <draw:connector draw:style-name="gr11" draw:text-style-name="P3" draw:layer="layout" draw:type="curve" svg:x1="13.213cm" svg:y1="2.2cm" svg:x2="15.72cm" svg:y2="0.645cm" draw:start-shape="id16" draw:start-glue-point="0" draw:end-shape="id18" draw:end-glue-point="3" svg:d="M13213 2200c0-1037 835-1555 2507-1555" svg:viewBox="0 0 2508 1556">
          <text:p/>
        </draw:connector>
        <draw:custom-shape draw:style-name="gr10" draw:text-style-name="P15" xml:id="id20" draw:id="id20" draw:layer="layout" svg:width="2.79cm" svg:height="1.19cm" svg:x="23.55cm" svg:y="0.05cm">
          <text:p text:style-name="P14"><text:span text:style-name="T4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8.51cm" svg:y1="0.645cm" svg:x2="19.631cm" svg:y2="0.645cm" draw:start-shape="id18" draw:start-glue-point="1" draw:end-shape="id19" draw:end-glue-point="3" svg:d="M18510 645h1121" svg:viewBox="0 0 1122 1">
          <text:p/>
        </draw:connector>
        <draw:connector draw:style-name="gr11" draw:text-style-name="P3" draw:layer="layout" draw:type="curve" svg:x1="18.518cm" svg:y1="2.795cm" svg:x2="21.026cm" svg:y2="1.24cm" draw:start-shape="id17" draw:start-glue-point="1" draw:end-shape="id19" draw:end-glue-point="2" svg:d="M18518 2795c1672 0 2508-518 2508-1555" svg:viewBox="0 0 2509 1556">
          <text:p/>
        </draw:connector>
        <draw:connector draw:style-name="gr11" draw:text-style-name="P3" draw:layer="layout" draw:type="curve" svg:x1="13.213cm" svg:y1="3.39cm" svg:x2="21.026cm" svg:y2="1.24cm" draw:start-shape="id16" draw:start-glue-point="2" draw:end-shape="id19" draw:end-glue-point="2" svg:d="M13213 3390c0 753 7813 1828 7813-2150" svg:viewBox="0 0 7814 2874">
          <text:p/>
        </draw:connector>
        <draw:custom-shape draw:style-name="gr10" draw:text-style-name="P9" xml:id="id19" draw:id="id19" draw:layer="layout" svg:width="2.79cm" svg:height="1.19cm" svg:x="19.631cm" svg:y="0.05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1cm" svg:y1="0.645cm" svg:x2="23.55cm" svg:y2="0.645cm" draw:start-shape="id19" draw:start-glue-point="1" draw:end-shape="id20" draw:end-glue-point="3" svg:d="M22421 645h1129" svg:viewBox="0 0 1130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6.63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9-15T16:52:23.069036188</dc:date>
    <meta:editing-duration>PT5H16M30S</meta:editing-duration>
    <meta:editing-cycles>62</meta:editing-cycles>
    <meta:generator>LibreOffice/7.3.3.1$Linux_X86_64 LibreOffice_project/30$Build-1</meta:generator>
    <dc:creator>Christoph Wickert</dc:creator>
    <meta:document-statistic meta:object-count="53"/>
  </office:meta>
</office:document-meta>
</file>